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698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ラーメンが恋しい</text:p>
          </table:table-cell>
          <table:table-cell office:value-type="string" calcext:value-type="string">
            <text:p>I miss ramen.&lt;br&gt;恋しい is only used for things, not for people.</text:p>
          </table:table-cell>
          <table:table-cell office:value-type="string" calcext:value-type="string">
            <text:p>https://youtu.be/fW9myvPDhto?list=PLd5-Wp_4tLqYZxS5j3g6kbeOfVXlTkr3N&amp;t=646</text:p>
          </table:table-cell>
        </table:table-row>
        <table:table-row table:style-name="ro1">
          <table:table-cell office:value-type="string" calcext:value-type="string">
            <text:p>仕事したくない</text:p>
          </table:table-cell>
          <table:table-cell office:value-type="string" calcext:value-type="string">
            <text:p>I don't want to work.&lt;br&gt;GT: "Don't want to work"&lt;br&gt;仕事した - worked, shigoto + suru (past tense)&lt;br&gt;仕事したい - want to work + negation くない because behaves like an i-adjective&lt;br&gt;argh... it's 仕事したくない</text:p>
          </table:table-cell>
          <table:table-cell office:value-type="string" calcext:value-type="string">
            <text:p>https://youtu.be/fW9myvPDhto?list=PLd5-Wp_4tLqYZxS5j3g6kbeOfVXlTkr3N&amp;t=420</text:p>
          </table:table-cell>
        </table:table-row>
        <table:table-row table:style-name="ro2">
          <table:table-cell office:value-type="string" calcext:value-type="string">
            <text:p>見なかった、見ていない・見ませんでした、見ていません</text:p>
          </table:table-cell>
          <table:table-cell office:value-type="string" calcext:value-type="string">
            <text:p>Didn’t see it, didn’t see it YET </text:p>
          </table:table-cell>
          <table:table-cell office:value-type="string" calcext:value-type="string">
            <text:p>https://youtu.be/qSvnEuLc9kE?list=PLd5-Wp_4tLqYZxS5j3g6kbeOfVXlTkr3N&amp;t=272</text:p>
          </table:table-cell>
        </table:table-row>
        <table:table-row table:style-name="ro2">
          <table:table-cell office:value-type="string" calcext:value-type="string">
            <text:p>食べなかった・まだ食べていない</text:p>
          </table:table-cell>
          <table:table-cell office:value-type="string" calcext:value-type="string">
            <text:p>Didn't eat / Haven’t eaten YET</text:p>
          </table:table-cell>
          <table:table-cell office:value-type="string" calcext:value-type="string">
            <text:p>https://youtu.be/qSvnEuLc9kE?list=PLd5-Wp_4tLqYZxS5j3g6kbeOfVXlTkr3N&amp;t=310</text:p>
          </table:table-cell>
        </table:table-row>
        <table:table-row table:style-name="ro2">
          <table:table-cell office:value-type="string" calcext:value-type="string">
            <text:p>まだ朝ご飯を食べていない</text:p>
          </table:table-cell>
          <table:table-cell office:value-type="string" calcext:value-type="string">
            <text:p>I haven’t eaten breakfast yet.</text:p>
          </table:table-cell>
          <table:table-cell office:value-type="string" calcext:value-type="string">
            <text:p>https://youtu.be/qSvnEuLc9kE?list=PLd5-Wp_4tLqYZxS5j3g6kbeOfVXlTkr3N&amp;t=370</text:p>
          </table:table-cell>
        </table:table-row>
        <table:table-row table:style-name="ro1">
          <table:table-cell office:value-type="string" calcext:value-type="string">
            <text:p>パーティーに持っていって</text:p>
          </table:table-cell>
          <table:table-cell office:value-type="string" calcext:value-type="string">
            <text:p>Take it to the party.&lt;br&gt;itte as in 行って. Base form: 持っていく - to take (something to)&lt;br&gt;持っていって could be an inflection of&amp;nbsp;持つ, with these forms:&lt;br&gt;Te-form. It is a connective form of the verb.&lt;br&gt;持っモッていって = 持つ + 行く</text:p>
          </table:table-cell>
          <table:table-cell office:value-type="string" calcext:value-type="string">
            <text:p>https://youtu.be/lOx1cWP2x-o?list=PLd5-Wp_4tLqYZxS5j3g6kbeOfVXlTkr3N&amp;t=746</text:p>
          </table:table-cell>
        </table:table-row>
        <table:table-row table:style-name="ro1">
          <table:table-cell office:value-type="string" calcext:value-type="string">
            <text:p>ラメン食べない？</text:p>
          </table:table-cell>
          <table:table-cell office:value-type="string" calcext:value-type="string">
            <text:p>Wanna eat ramen? !inf&lt;br&gt;-ない can also be used as suggestion or invitation.</text:p>
          </table:table-cell>
          <table:table-cell office:value-type="string" calcext:value-type="string">
            <text:p>https://youtu.be/CR-r4IqLlQw?list=PLd5-Wp_4tLqYZxS5j3g6kbeOfVXlTkr3N&amp;t=392</text:p>
          </table:table-cell>
        </table:table-row>
        <table:table-row table:style-name="ro2" table:number-rows-repeated="1048511">
          <table:table-cell table:number-columns-repeated="3"/>
        </table:table-row>
        <table:table-row table:style-name="ro3" table:number-rows-repeated="57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20:40:05.176249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2-07T20:42:30.659980968</dc:date>
    <meta:editing-duration>P2DT2H33M58S</meta:editing-duration>
    <meta:editing-cycles>562</meta:editing-cycles>
    <meta:document-statistic meta:table-count="1" meta:cell-count="21" meta:object-count="0"/>
    <meta:user-defined meta:name=""/>
    <meta:user-defined meta:name="qrichtext">1</meta:user-defined>
  </office:meta>
</office:document-meta>
</file>